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80000004388F61D484.png" manifest:media-type="image/png"/>
  <manifest:file-entry manifest:full-path="Pictures/100000000000078000000438070691D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1f73de" officeooo:paragraph-rsid="001f73de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76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draw:fill="none" draw:fill-color="#ffffff" fo:min-height="1.94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Quadro de texto 2" draw:style-name="gr4" draw:text-style-name="P2" svg:width="4.957cm" svg:height="1.95cm" svg:x="12.922cm" svg:y="1.309cm"><draw:text-box><text:p>Menu ou barra de navegação</text:p></draw:text-box></draw:frame><draw:line text:anchor-type="paragraph" draw:z-index="2" draw:name="Linha 1" draw:style-name="gr3" draw:text-style-name="P4" svg:x1="5.92cm" svg:y1="4.352cm" svg:x2="6.793cm" svg:y2="1.944cm"><text:p/></draw:line><draw:frame text:anchor-type="paragraph" draw:z-index="3" draw:name="Quadro de texto 1" draw:style-name="gr1" draw:text-style-name="P2" svg:width="2.761cm" svg:height="1.763cm" svg:x="5.92cm" svg:y="1.274cm"><draw:text-box><text:p>Cabeçalho</text:p></draw:text-box></draw:frame><draw:line text:anchor-type="paragraph" draw:z-index="4" draw:name="Linha 2" draw:style-name="gr3" draw:text-style-name="P4" svg:x1="14.201cm" svg:y1="4.855cm" svg:x2="15.206cm" svg:y2="1.997cm"><text:p/></draw:line><draw:line text:anchor-type="paragraph" draw:z-index="5" draw:name="Linha 3" draw:style-name="gr2" draw:text-style-name="P3" svg:x1="3.988cm" svg:y1="8.532cm" svg:x2="2.612cm" svg:y2="13.242cm"><text:p/></draw:line><draw:frame text:anchor-type="paragraph" draw:z-index="6" draw:name="Quadro de texto 4" draw:style-name="gr1" draw:text-style-name="P2" svg:width="3.767cm" svg:height="1.763cm" svg:x="0.725cm" svg:y="13.418cm"><draw:text-box><text:p>Conteúdo principal </text:p></draw:text-box></draw:frame><draw:line text:anchor-type="paragraph" draw:z-index="8" draw:name="Linha 4" draw:style-name="gr2" draw:text-style-name="P3" svg:x1="13.963cm" svg:y1="20.862cm" svg:x2="12.587cm" svg:y2="15.623cm"><text:p/></draw:line><draw:frame text:anchor-type="paragraph" draw:z-index="9" draw:name="Quadro de texto 3" draw:style-name="gr1" draw:text-style-name="P2" svg:width="1.763cm" svg:height="1.763cm" svg:x="11.546cm" svg:y="14.714cm"><draw:text-box><text:p>Rodapé</text:p></draw:text-box></draw:frame><draw:frame draw:style-name="fr1" draw:name="Figura2" text:anchor-type="char" svg:x="1.122cm" svg:y="3.143cm" svg:width="15.817cm" svg:height="8.897cm" draw:z-index="1"><draw:image xlink:href="Pictures/100000000000078000000438070691D2.png" xlink:type="simple" xlink:show="embed" xlink:actuate="onLoad" draw:mime-type="image/png"/></draw:frame><draw:frame draw:style-name="fr1" draw:name="Figura1" text:anchor-type="char" svg:x="1.826cm" svg:y="17.454cm" svg:width="13.488cm" svg:height="7.586cm" draw:z-index="7"><draw:image xlink:href="Pictures/1000000000000780000004388F61D4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08:58:20.295148709</meta:creation-date>
    <dc:date>2024-03-01T09:16:20.710810001</dc:date>
    <meta:editing-duration>PT18M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6.4.1$Linux_X86_64 LibreOffice_project/60$Build-1</meta:generator>
  </office:meta>
</office:document-meta>
</file>